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3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 THE STUDENT (34:1-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 THE STUDENT (34:1-7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e saved David (34:4-6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e saved David (34:4-6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From his fears (34:4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From his foes (34:5-6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DAVID THE STUDENT (34:1-7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e saved David (34:4-6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e surrounded David (34:7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PSALM 34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DAVID THE STUDENT (34:1-7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DAVID THE TEACHER (34:8-2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-title-Title-Slide" presentation:presentation-page-layout-name="Master1-PPL1" draw:id="Slide-261">
        <draw:frame draw:id="id93" presentation:style-name="a499" draw:name="Title 1" svg:x="1.38in" svg:y="0.83in" svg:width="10.3in" svg:height="4.42in" presentation:class="title" presentation:placeholder="false">
          <draw:text-box>
            <text:p text:style-name="a498" text:class-names="" text:cond-style-name=""><text:span text:style-name="a496" text:class-names="">DAVID THE TEACHER (34:8-22):<text:s text:c="1"/></text:span><text:span text:style-name="a497" text:class-names=""/></text:p>
          </draw:text-box>
          <svg:title/>
          <svg:desc/>
        </draw:frame>
        <draw:frame draw:id="id94" presentation:style-name="a504" draw:name="Subtitle 2" svg:x="1.38in" svg:y="5.25in" svg:width="10.3in" svg:height="1.85in" presentation:class="subtitle" presentation:placeholder="false">
          <draw:text-box>
            <text:p text:style-name="a501" text:class-names="" text:cond-style-name=""><text:span text:style-name="a500" text:class-names=""><text:s text:c="1"/>What he says to the righteous (34:8-15, 17-20, 22)<text:s text:c="1"/></text:span></text:p>
            <text:p text:style-name="a503" text:class-names="" text:cond-style-name=""><text:span text:style-name="a502" text:class-names=""/></text:p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What he says to the righteous (34:8-15, 17-20, 22)<text:s text:c="1"/></text:span><text:span text:style-name="a507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He will give them their needs (34:8-10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He will grant them long, good lives (34:11-15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e will guard them from their enemies (34;17-20, 22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DAVID THE TEACHER (34:8-22):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What he says to the righteous (34:8-15, 17-20, 22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What he says to the unrighteous (34:16, 21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What he says to the unrighteous (34:16, 21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face of God is against them!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fury of God is upon them!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DAVID THE TEACHER (34:8-22):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What he says to the righteous (34:8-15, 17-20, 22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What he says to the unrighteous (34:16, 21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PSALM 34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DAVID THE STUDENT (34:1-7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DAVID THE TEACHER (34:8-22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4 </dc:title>
    <meta:initial-creator>David STRICKLAND</meta:initial-creator>
    <dc:creator>David STRICKLAND</dc:creator>
    <meta:creation-date>2020-02-22T19:32:44Z</meta:creation-date>
    <dc:date>2020-02-22T19:32:44Z</dc:date>
    <meta:template xlink:href="BibleStudy" xlink:type="simple"/>
    <meta:editing-cycles>1</meta:editing-cycles>
    <meta:editing-duration>PT0S</meta:editing-duration>
    <meta:document-statistic meta:paragraph-count="31" meta:word-count="253"/>
  </office:meta>
</office:document-meta>
</file>